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>
        <style:tab-stops>
          <style:tab-stop style:position="3.8228in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.5in" fo:margin-right="0in" fo:text-indent="0.5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rray Example 1</text:span></text:p>
      <text:p text:style-name="Standard"><text:span text:style-name="T1">Constant Integer SIZE = 7</text:span></text:p>
      <text:p text:style-name="Standard"><text:span text:style-name="T1">Declare Integer days[SIZE]</text:span></text:p>
      <text:p text:style-name="Standard"><text:span text:style-name="T1">Display “Enter store sales for Monday.”</text:span></text:p>
      <text:p text:style-name="Standard"><text:span text:style-name="T1">Input days[0]</text:span></text:p>
      <text:p text:style-name="Standard"><text:span text:style-name="T1">Display “Enter store sales for Tuesday.”</text:span></text:p>
      <text:p text:style-name="Standard"><text:span text:style-name="T1">Input days[1]</text:span></text:p>
      <text:p text:style-name="Standard"><text:span text:style-name="T1">Display “Enter store sales for Wednesday.”</text:span></text:p>
      <text:p text:style-name="Standard"><text:span text:style-name="T1">Input days[2]</text:span></text:p>
      <text:p text:style-name="Standard"><text:span text:style-name="T1">Display “Enter store sales for Thursday.”</text:span></text:p>
      <text:p text:style-name="Standard"><text:span text:style-name="T1">Input days[3]</text:span></text:p>
      <text:p text:style-name="Standard"><text:span text:style-name="T1">Display “Enter store sales for Friday.”</text:span></text:p>
      <text:p text:style-name="Standard"><text:span text:style-name="T1">Input days[4]</text:span></text:p>
      <text:p text:style-name="Standard"><text:span text:style-name="T1">Display “Enter store sales for Saturday.”</text:span></text:p>
      <text:p text:style-name="Standard"><text:span text:style-name="T1">Input days[5]</text:span></text:p>
      <text:p text:style-name="Standard"><text:span text:style-name="T1">Display “Enter store sales for Sunday.”</text:span></text:p>
      <text:p text:style-name="Standard"><text:span text:style-name="T1">Input days[6]</text:span></text:p>
      <text:p text:style-name="Standard"><text:span text:style-name="T1">Declare Integer total = 0</text:span></text:p>
      <text:p text:style-name="Standard"><text:span text:style-name="T1">Declare Integer index</text:span></text:p>
      <text:p text:style-name="Standard"><text:span text:style-name="T1">For index = 0 To SIZE - 1</text:span></text:p>
      <text:p text:style-name="Standard"><text:span text:style-name="T1"><text:tab/>Set total = total + days[index]</text:span></text:p>
      <text:p text:style-name="Standard"><text:span text:style-name="T1">End For</text:span></text:p>
      <text:p text:style-name="Standard"><text:span text:style-name="T1">Display “The total sale in this week was $” ,total</text:span></text:p>
      <text:p text:style-name="P1"/>
      <text:p text:style-name="P1"/>
      <text:p text:style-name="P6"><text:span text:style-name="T1">Array Example 2</text:span></text:p>
      <text:p text:style-name="Standard"><text:span text:style-name="T1">Constant Integer SIZE = 7</text:span></text:p>
      <text:p text:style-name="Standard"><text:span text:style-name="T1">Declare Integer numbers[SIZE]</text:span></text:p>
      <text:p text:style-name="Standard"><text:span text:style-name="T1">Declare Integer index</text:span></text:p>
      <text:p text:style-name="Standard"><text:span text:style-name="T1">For index = 0 To SIZE - 1</text:span></text:p>
      <text:p text:style-name="Standard"><text:span text:style-name="T1"><text:tab/>Set numbers[index] = random (0,9)</text:span></text:p>
      <text:p text:style-name="Standard"><text:span text:style-name="T1">End For</text:span></text:p>
      <text:p text:style-name="Standard"><text:span text:style-name="T1">For index = 0 To SIZE -1 </text:span></text:p>
      <text:p text:style-name="Standard"><text:span text:style-name="T1"><text:tab/>Display “WINNING LUCKY NUMBER ” ,index + 1, “IS ” , numbers[index],</text:span></text:p>
      <text:p text:style-name="Standard"><text:span text:style-name="T1">End For</text:span></text:p>
      <text:p text:style-name="P1"/>
      <text:p text:style-name="P1"/>
      <text:p text:style-name="P1"/>
      <text:p text:style-name="P6"><text:span text:style-name="T1">Array Example 3</text:span></text:p>
      <text:p text:style-name="Standard"><text:span text:style-name="T1">Constant Integer SIZE = 12</text:span></text:p>
      <text:p text:style-name="Standard"><text:span text:style-name="T1">Declare Integer months[SIZE]</text:span></text:p>
      <text:p text:style-name="P2"><text:span text:style-name="T1">Declare Integer index, average, highest, lowest</text:span></text:p>
      <text:p text:style-name="Standard"><text:span text:style-name="T1">For index = 0 To SIZE – 1</text:span></text:p>
      <text:p text:style-name="Standard"><text:span text:style-name="T1"><text:tab/>Display “Please enter the amount of rainfall for each month in a year.”</text:span></text:p>
      <text:p text:style-name="Standard"><text:span text:style-name="T1"><text:tab/>Input months[index]</text:span></text:p>
      <text:p text:style-name="Standard"><text:span text:style-name="T1">End For</text:span></text:p>
      <text:p text:style-name="P2"><text:span text:style-name="T1">Declare Integer total = 0</text:span></text:p>
      <text:p text:style-name="Standard"><text:span text:style-name="T1">For index = 0 To SIZE – 1</text:span></text:p>
      <text:p text:style-name="Standard"><text:span text:style-name="T1"><text:tab/>Set total = total + months[index]</text:span></text:p>
      <text:p text:style-name="Standard"><text:span text:style-name="T1">End For</text:span></text:p>
      <text:p text:style-name="Standard"><text:span text:style-name="T1">Set average = total / SIZE</text:span></text:p>
      <text:p text:style-name="Standard"><text:span text:style-name="T1">Set highest = months[0]</text:span></text:p>
      <text:p text:style-name="Standard"><text:span text:style-name="T1">For index = 1 To SIZE – 1</text:span></text:p>
      <text:p text:style-name="Standard"><text:span text:style-name="T1"><text:tab/>If highest &lt; months[index] Then</text:span></text:p>
      <text:p text:style-name="Standard"><text:span text:style-name="T1"><text:tab/><text:tab/>Set highest = months[index]</text:span></text:p>
      <text:p text:style-name="Standard"><text:span text:style-name="T1"><text:tab/>End If</text:span></text:p>
      <text:p text:style-name="Standard"><text:span text:style-name="T1">End For</text:span></text:p>
      <text:p text:style-name="Standard"><text:span text:style-name="T1">Set lowest = months[0]</text:span></text:p>
      <text:p text:style-name="Standard"><text:span text:style-name="T1">For index = 1 To SIZE – 1</text:span></text:p>
      <text:p text:style-name="Standard"><text:span text:style-name="T1"><text:tab/>If lowest &gt; months[index] Then</text:span></text:p>
      <text:p text:style-name="Standard"><text:span text:style-name="T1"><text:tab/><text:tab/>Set lowest = months[index]</text:span></text:p>
      <text:p text:style-name="Standard"><text:span text:style-name="T1"><text:tab/>End If</text:span></text:p>
      <text:p text:style-name="Standard"><text:span text:style-name="T1">End For</text:span></text:p>
      <text:p text:style-name="Standard"><text:soft-page-break/><text:span text:style-name="T1">Display “The total amount of rain fall this year was ” ,total</text:span></text:p>
      <text:p text:style-name="Standard"><text:span text:style-name="T1">Display “The average monthly rainfall this year was ” ,average</text:span></text:p>
      <text:p text:style-name="Standard"><text:span text:style-name="T1">Display “The highest amount of rainfall this year was ” ,highest</text:span></text:p>
      <text:p text:style-name="Standard"><text:span text:style-name="T1">Display “The lowest amount of rainfall this year was ” ,lowest</text:span></text:p>
      <text:p text:style-name="P1"/>
      <text:p text:style-name="P1"/>
      <text:p text:style-name="P1"/>
      <text:p text:style-name="P6"><text:span text:style-name="T1">Array Example 4</text:span></text:p>
      <text:p text:style-name="Standard"><text:span text:style-name="T1">Constant Integer SIZE = 20</text:span></text:p>
      <text:p text:style-name="Standard"><text:span text:style-name="T1">Declare Integer number[SIZE]</text:span></text:p>
      <text:p text:style-name="P2"><text:span text:style-name="T1">Declare Integer index, average, highest, lowest</text:span></text:p>
      <text:p text:style-name="Standard"><text:span text:style-name="T1">For index = 0 To SIZE – 1</text:span></text:p>
      <text:p text:style-name="Standard"><text:span text:style-name="T1"><text:tab/>Display “Please enter number.”</text:span></text:p>
      <text:p text:style-name="Standard"><text:span text:style-name="T1"><text:tab/>Input number[index]</text:span></text:p>
      <text:p text:style-name="Standard"><text:span text:style-name="T1">End For</text:span></text:p>
      <text:p text:style-name="P2"><text:span text:style-name="T1">Declare Integer total = 0</text:span></text:p>
      <text:p text:style-name="Standard"><text:span text:style-name="T1">For index = 0 To SIZE – 1</text:span></text:p>
      <text:p text:style-name="Standard"><text:span text:style-name="T1"><text:tab/>Set total = total + number[index]</text:span></text:p>
      <text:p text:style-name="Standard"><text:span text:style-name="T1">End For</text:span></text:p>
      <text:p text:style-name="Standard"><text:span text:style-name="T1">Set average = total / SIZE</text:span></text:p>
      <text:p text:style-name="Standard"><text:span text:style-name="T1">Set highest = number[0]</text:span></text:p>
      <text:p text:style-name="Standard"><text:span text:style-name="T1">For index = 1 To SIZE – 1</text:span></text:p>
      <text:p text:style-name="Standard"><text:span text:style-name="T1"><text:tab/>If highest &lt; number[index] Then</text:span></text:p>
      <text:p text:style-name="Standard"><text:span text:style-name="T1"><text:tab/><text:tab/>Set highest = number[index]</text:span></text:p>
      <text:p text:style-name="Standard"><text:span text:style-name="T1"><text:tab/>End If</text:span></text:p>
      <text:p text:style-name="Standard"><text:span text:style-name="T1">End For</text:span></text:p>
      <text:p text:style-name="Standard"><text:span text:style-name="T1">Set lowest = number[0]</text:span></text:p>
      <text:p text:style-name="Standard"><text:span text:style-name="T1">For index = 1 To SIZE – 1</text:span></text:p>
      <text:p text:style-name="Standard"><text:span text:style-name="T1"><text:tab/>If lowest &gt; number[index] Then</text:span></text:p>
      <text:p text:style-name="Standard"><text:span text:style-name="T1"><text:tab/><text:tab/>Set lowest = number[index]</text:span></text:p>
      <text:p text:style-name="Standard"><text:span text:style-name="T1"><text:tab/>End If</text:span></text:p>
      <text:p text:style-name="Standard"><text:span text:style-name="T1">End For</text:span></text:p>
      <text:p text:style-name="Standard"><text:soft-page-break/><text:span text:style-name="T1">Display “The lowest number is ” ,lowest</text:span></text:p>
      <text:p text:style-name="Standard"><text:span text:style-name="T1">Display “The highest number is ” ,highest</text:span></text:p>
      <text:p text:style-name="Standard"><text:span text:style-name="T1">Display “The total amount is ” ,total</text:span></text:p>
      <text:p text:style-name="Standard"><text:span text:style-name="T1">Display “The average of all numbers is ” ,average</text:span><text:bookmark text:name="_GoBack"/></text:p>
      <text:p text:style-name="P1"/>
      <text:p text:style-name="P6"><text:span text:style-name="T1">Array Example 5</text:span></text:p>
      <text:p text:style-name="Standard"><text:span text:style-name="T1">Constant Integer SIZE = 18</text:span></text:p>
      <text:p text:style-name="P3"><text:span text:style-name="T1">Declare Integer aNum[SIZE] = 5658845, 4520125, 7895122, 8777541, 8451277, 1302850, 8080152, 4562555, 5552012, 5050552, 7825877, 1250255, 1005231, 6545231, 3852085, 7576651, 7881200, 4581002</text:span></text:p>
      <text:p text:style-name="P3"><text:span text:style-name="T1">Declare Integer account</text:span></text:p>
      <text:p text:style-name="Standard"><text:span text:style-name="T1">Declare Boolean found</text:span></text:p>
      <text:p text:style-name="Standard"><text:span text:style-name="T1">Declare Integer index</text:span></text:p>
      <text:p text:style-name="Standard"><text:span text:style-name="T1">Set found = False</text:span></text:p>
      <text:p text:style-name="Standard"><text:span text:style-name="T1">Set index = 0</text:span></text:p>
      <text:p text:style-name="Standard"><text:span text:style-name="T1">Display "Enter an account number."</text:span></text:p>
      <text:p text:style-name="Standard"><text:span text:style-name="T1">Input account</text:span></text:p>
      <text:p text:style-name="Standard"><text:span text:style-name="T1">While found == False AND index &lt;= SIZE - 1</text:span></text:p>
      <text:p text:style-name="P4"><text:span text:style-name="T1">If aNum[index] == account Then</text:span></text:p>
      <text:p text:style-name="P5"><text:span text:style-name="T1">Set found = True</text:span></text:p>
      <text:p text:style-name="P4"><text:span text:style-name="T1">Else</text:span></text:p>
      <text:p text:style-name="P5"><text:span text:style-name="T1">Set index = index + 1</text:span></text:p>
      <text:p text:style-name="P4"><text:span text:style-name="T1">End If</text:span></text:p>
      <text:p text:style-name="Standard"><text:span text:style-name="T1">End While</text:span></text:p>
      <text:p text:style-name="Standard"><text:span text:style-name="T1">If found Then</text:span></text:p>
      <text:p text:style-name="P4"><text:span text:style-name="T1">Display "This is account number is valid."</text:span></text:p>
      <text:p text:style-name="Standard"><text:span text:style-name="T1">Else</text:span></text:p>
      <text:p text:style-name="P4"><text:span text:style-name="T1">Display "The account number you entered is invalid."</text:span></text:p>
      <text:p text:style-name="Standard"><text:span text:style-name="T1">End 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</meta:initial-creator>
    <meta:editing-cycles>7</meta:editing-cycles>
    <meta:creation-date>2014-03-14T20:42:00</meta:creation-date>
    <dc:date>2017-06-13T12:30:24.63</dc:date>
    <meta:editing-duration>PT2M7S</meta:editing-duration>
    <meta:generator>OpenOffice/4.1.3$Win32 OpenOffice.org_project/413m1$Build-9783</meta:generator>
    <meta:document-statistic meta:table-count="0" meta:image-count="0" meta:object-count="0" meta:page-count="7" meta:paragraph-count="113" meta:word-count="559" meta:character-count="30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